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C00000116B82F8AE9C3882FE3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4cm"/>
    </style:style>
    <style:style style:name="gr4" style:family="graphic" style:parent-style-name="standard">
      <style:graphic-properties draw:textarea-horizontal-align="justify" draw:textarea-vertical-align="middle" draw:auto-grow-height="false" fo:min-height="0.158cm" fo:min-width="2.4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co1" style:family="table-column">
      <style:table-column-properties style:column-width="3.138cm" style:use-optimal-column-width="false"/>
    </style:style>
    <style:style style:name="co2" style:family="table-column">
      <style:table-column-properties style:column-width="3.14cm" style:use-optimal-column-width="false"/>
    </style:style>
    <style:style style:name="ro1" style:family="table-row">
      <style:table-row-properties style:row-height="0.883cm"/>
    </style:style>
    <style:style style:name="ro2" style:family="table-row">
      <style:table-row-properties style:row-height="0.773cm"/>
    </style:style>
    <style:style style:name="P1" style:family="paragraph">
      <style:text-properties style:font-name="Latin Modern Roman" fo:font-size="13pt" style:font-size-asian="13pt" style:font-size-complex="13pt"/>
    </style:style>
    <style:style style:name="P2" style:family="paragraph">
      <style:paragraph-properties fo:line-height="0.6cm" fo:text-align="center"/>
      <style:text-properties style:font-name="Latin Modern Roman" fo:font-size="13pt" style:font-size-asian="13pt" style:font-size-complex="13pt"/>
    </style:style>
    <style:style style:name="P3" style:family="paragraph">
      <loext:graphic-properties draw:fill="none" draw:fill-color="#ffffff"/>
      <style:paragraph-properties fo:line-height="0.6cm" fo:text-align="center"/>
      <style:text-properties style:font-name="Latin Modern Roman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style:font-name="Latin Modern Roman" fo:font-size="13pt" style:font-size-asian="13pt" style:font-size-complex="13pt"/>
    </style:style>
    <style:style style:name="P5" style:family="paragraph">
      <loext:graphic-properties draw:fill="none" draw:fill-color="#ffffff"/>
      <style:text-properties style:font-name="Latin Modern Roman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Latin Modern Roman" fo:font-size="13pt" style:font-size-asian="13pt" style:font-size-complex="13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137cm" svg:height="7.675cm" svg:x="1.727cm" svg:y="2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Données a<text:span text:style-name="T1">0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1</text:span></text:p>
              </table:table-cell>
            </table:table-row>
            <table:table-row table:style-name="ro1">
              <table:table-cell table:style-name="gray1">
                <text:p text:style-name="P1">Données a<text:span text:style-name="T1">2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3</text:span></text:p>
              </table:table-cell>
            </table:table-row>
            <table:table-row table:style-name="ro2">
              <table:table-cell table:style-name="gray1">
                <text:p text:style-name="P1">∅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  <table:table-row table:style-name="ro2">
              <table:table-cell table:style-name="gray1">
                <text:p text:style-name="P1">...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139cm" svg:height="7.675cm" svg:x="8.979cm" svg:y="2.40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1">Bruit a<text:span text:style-name="T1">0</text:span></text:p>
              </table:table-cell>
            </table:table-row>
            <table:table-row table:style-name="ro1">
              <table:table-cell table:style-name="gray2">
                <text:p text:style-name="P1">Bruit a<text:span text:style-name="T1">1</text:span></text:p>
              </table:table-cell>
            </table:table-row>
            <table:table-row table:style-name="ro1">
              <table:table-cell table:style-name="gray1">
                <text:p text:style-name="P1">Bruit a<text:span text:style-name="T1">2</text:span></text:p>
              </table:table-cell>
            </table:table-row>
            <table:table-row table:style-name="ro1">
              <table:table-cell table:style-name="gray2">
                <text:p text:style-name="P1">Bruit a<text:span text:style-name="T1">3</text:span></text:p>
              </table:table-cell>
            </table:table-row>
            <table:table-row table:style-name="ro2">
              <table:table-cell table:style-name="gray1">
                <text:p text:style-name="P1">∅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  <table:table-row table:style-name="ro2">
              <table:table-cell table:style-name="gray1">
                <text:p text:style-name="P1">...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39cm" svg:height="7.675cm" svg:x="16.128cm" svg:y="2.40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1">Données a<text:span text:style-name="T1">0</text:span><text:span text:style-name="T2">’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1</text:span><text:span text:style-name="T2">’</text:span></text:p>
              </table:table-cell>
            </table:table-row>
            <table:table-row table:style-name="ro1">
              <table:table-cell table:style-name="gray1">
                <text:p text:style-name="P1">Données a<text:span text:style-name="T1">2</text:span><text:span text:style-name="T2">’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3</text:span><text:span text:style-name="T2">’</text:span></text:p>
              </table:table-cell>
            </table:table-row>
            <table:table-row table:style-name="ro2">
              <table:table-cell table:style-name="gray1">
                <text:p text:style-name="P1">∅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  <table:table-row table:style-name="ro2">
              <table:table-cell table:style-name="gray1">
                <text:p text:style-name="P1">...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3.899cm" svg:height="2.811cm" svg:x="1.301cm" svg:y="10.227cm">
          <draw:text-box>
            <text:p text:style-name="P2"><text:span text:style-name="T3">Entrée</text:span></text:p>
            <text:p text:style-name="P2"><text:span text:style-name="T3">(géométr</text:span><text:span text:style-name="T3">ie </text:span><text:span text:style-name="T3">bruitée)</text:span></text:p>
          </draw:text-box>
        </draw:frame>
        <draw:frame draw:style-name="gr2" draw:text-style-name="P3" draw:layer="layout" svg:width="2.3cm" svg:height="1.573cm" svg:x="9.4cm" svg:y="10.266cm">
          <draw:text-box>
            <text:p text:style-name="P2"><text:span text:style-name="T3">Sortie (bruit)</text:span></text:p>
          </draw:text-box>
        </draw:frame>
        <draw:frame draw:style-name="gr3" draw:text-style-name="P3" draw:layer="layout" svg:width="3.1cm" svg:height="2.234cm" svg:x="16.1cm" svg:y="10.266cm">
          <draw:text-box>
            <text:p text:style-name="P2"><text:span text:style-name="T3">Géométrie </text:span><text:span text:style-name="T3">convergée</text:span></text:p>
            <text:p text:style-name="P2"><text:span text:style-name="T3">prédite</text:span></text:p>
          </draw:text-box>
        </draw:frame>
        <draw:custom-shape draw:style-name="gr4" draw:text-style-name="P4" draw:layer="layout" svg:width="3.416cm" svg:height="0.815cm" svg:x="5.271cm" svg:y="5.9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416cm" svg:height="0.815cm" svg:x="12.398cm" svg:y="5.9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332cm" svg:height="1.673cm" svg:x="5.468cm" svg:y="4.837cm">
          <draw:text-box>
            <text:p text:style-name="P1">Prédiction</text:p>
          </draw:text-box>
        </draw:frame>
        <draw:frame draw:style-name="gr6" draw:text-style-name="P6" draw:layer="layout" svg:width="3.146cm" svg:height="1.411cm" svg:x="5.431cm" svg:y="6.9cm">
          <draw:image xlink:href="Pictures/100002010000026C00000116B82F8AE9C3882FE3.png" xlink:type="simple" xlink:show="embed" xlink:actuate="onLoad">
            <text:p/>
          </draw:image>
        </draw:frame>
        <draw:frame draw:style-name="gr7" draw:text-style-name="P5" draw:layer="layout" svg:width="2.732cm" svg:height="1.275cm" svg:x="12.768cm" svg:y="4.937cm">
          <draw:text-box>
            <text:p text:style-name="P1">Différ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3:57:36.368242098</meta:creation-date>
    <dc:date>2018-06-12T18:54:23.665395036</dc:date>
    <meta:editing-duration>PT4H25M49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